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0ade" officeooo:paragraph-rsid="00190ade"/>
    </style:style>
    <style:style style:name="P2" style:family="paragraph" style:parent-style-name="Standard" style:list-style-name="L1">
      <style:text-properties officeooo:rsid="00190ade" officeooo:paragraph-rsid="00190ade"/>
    </style:style>
    <style:style style:name="P3" style:family="paragraph" style:parent-style-name="Standard" style:list-style-name="L1">
      <style:text-properties officeooo:rsid="001ae212" officeooo:paragraph-rsid="001ae212"/>
    </style:style>
    <style:style style:name="P4" style:family="paragraph" style:parent-style-name="Standard" style:list-style-name="L2">
      <style:paragraph-properties fo:margin-left="2.501cm" fo:margin-right="0cm" fo:text-indent="-0.635cm" style:auto-text-indent="false"/>
      <style:text-properties officeooo:rsid="00190ade" officeooo:paragraph-rsid="00190a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Programación orientada a objetos. </text:p>
      <text:p text:style-name="P1"/>
      <text:list xml:id="list2585342729" text:style-name="L1">
        <text:list-item>
          <text:p text:style-name="P2">Realice un programa que calcule las amortizaciones de diferentes bienes: </text:p>
        </text:list-item>
      </text:list>
      <text:list xml:id="list3100262341" text:style-name="L2">
        <text:list-item>
          <text:p text:style-name="P4">Rodado, amortiza a partir de los kilometros recorridos, un 10% cada 1000 km. </text:p>
        </text:list-item>
        <text:list-item>
          <text:p text:style-name="P4">Mueble, un 5% anual.</text:p>
        </text:list-item>
        <text:list-item>
          <text:p text:style-name="P4">Terreno, no amortiza. </text:p>
        </text:list-item>
        <text:list-item>
          <text:p text:style-name="P4">Edificio, un 4 % anual.</text:p>
        </text:list-item>
      </text:list>
      <text:list xml:id="list215528234334031" text:continue-list="list2585342729" text:style-name="L1">
        <text:list-header>
          <text:p text:style-name="P2">Genere una clase GestorContable que imprima la amortización de los bienes. </text:p>
          <text:p text:style-name="P3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00:41:37.565079233</meta:creation-date>
    <dc:date>2019-04-28T21:55:26.834469855</dc:date>
    <meta:editing-duration>PT5M52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7" meta:word-count="56" meta:character-count="339" meta:non-whitespace-character-count="290"/>
  </office:meta>
</office:document-meta>
</file>